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6a8" officeooo:paragraph-rsid="000026a8"/>
    </style:style>
    <style:style style:name="P2" style:family="paragraph" style:parent-style-name="Standard">
      <style:text-properties fo:font-size="10pt" officeooo:rsid="000026a8" officeooo:paragraph-rsid="000026a8" style:font-size-asian="10pt" style:font-size-complex="10pt"/>
    </style:style>
    <style:style style:name="P3" style:family="paragraph" style:parent-style-name="Standard">
      <style:paragraph-properties fo:margin-top="0cm" fo:margin-bottom="0.499cm" loext:contextual-spacing="false"/>
      <style:text-properties fo:font-size="10pt" style:font-size-asian="10pt" style:font-size-complex="10pt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ize="10pt" style:font-size-asian="10pt" style:font-size-complex="10pt"/>
    </style:style>
    <style:style style:name="P5" style:family="paragraph" style:parent-style-name="Preformatted_20_Text">
      <style:text-properties fo:font-size="10pt" style:font-size-asian="10pt" style:font-size-complex="10pt"/>
    </style:style>
    <style:style style:name="P6" style:family="paragraph" style:parent-style-name="Text_20_body" style:list-style-name="L1">
      <style:text-properties fo:font-size="10pt" style:font-size-asian="10pt" style:font-size-complex="10pt"/>
    </style:style>
    <style:style style:name="P7" style:family="paragraph" style:parent-style-name="Text_20_body" style:list-style-name="L2">
      <style:text-properties fo:font-size="10pt" style:font-size-asian="10pt" style:font-size-complex="10pt"/>
    </style:style>
    <style:style style:name="P8" style:family="paragraph" style:parent-style-name="Text_20_body" style:list-style-name="L3">
      <style:text-properties fo:font-size="10pt" style:font-size-asian="10pt" style:font-size-complex="10pt"/>
    </style:style>
    <style:style style:name="P9" style:family="paragraph" style:parent-style-name="Text_20_body" style:list-style-name="L4">
      <style:text-properties fo:font-size="10pt" style:font-size-asian="10pt" style:font-size-complex="10pt"/>
    </style:style>
    <style:style style:name="P10" style:family="paragraph" style:parent-style-name="Text_20_body" style:list-style-name="L5">
      <style:text-properties fo:font-size="10pt" style:font-size-asian="10pt" style:font-size-complex="10pt"/>
    </style:style>
    <style:style style:name="P11" style:family="paragraph" style:parent-style-name="Text_20_body" style:list-style-name="L2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0pt" style:font-size-asian="10pt" style:font-size-complex="10pt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font-size="10pt" style:font-size-asian="10pt" style:font-size-complex="10pt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fo:font-size="10pt" style:font-size-asian="10pt" style:font-size-complex="10pt"/>
    </style:style>
    <style:style style:name="P17" style:family="paragraph" style:parent-style-name="Text_20_body" style:list-style-name="L4">
      <style:paragraph-properties fo:margin-top="0cm" fo:margin-bottom="0cm" loext:contextual-spacing="false"/>
      <style:text-properties fo:font-size="10pt" style:font-size-asian="10pt" style:font-size-complex="10pt"/>
    </style:style>
    <style:style style:name="P18" style:family="paragraph" style:parent-style-name="Text_20_body" style:list-style-name="L5">
      <style:paragraph-properties fo:margin-top="0cm" fo:margin-bottom="0cm" loext:contextual-spacing="false"/>
      <style:text-properties fo:font-size="10pt" style:font-size-asian="10pt" style:font-size-complex="10pt"/>
    </style:style>
    <style:style style:name="P19" style:family="paragraph" style:parent-style-name="Heading_20_2">
      <style:text-properties fo:font-size="10pt" officeooo:rsid="000026a8" officeooo:paragraph-rsid="000026a8" style:font-size-asian="10pt" style:font-size-complex="10pt"/>
    </style:style>
    <style:style style:name="P20" style:family="paragraph" style:parent-style-name="Heading_20_2">
      <style:paragraph-properties fo:margin-top="0cm" fo:margin-bottom="0.499cm" loext:contextual-spacing="false"/>
      <style:text-properties fo:font-size="10pt" style:font-size-asian="10pt" style:font-size-complex="10pt"/>
    </style:style>
    <style:style style:name="P21" style:family="paragraph" style:parent-style-name="Preformatted_20_Text" style:list-style-name="L2">
      <style:text-properties fo:font-size="10pt" style:font-size-asian="10pt" style:font-size-complex="10pt"/>
    </style:style>
    <style:style style:name="P22" style:family="paragraph" style:parent-style-name="Preformatted_20_Text" style:list-style-name="L3">
      <style:text-properties fo:font-size="10pt" style:font-size-asian="10pt" style:font-size-complex="10pt"/>
    </style:style>
    <style:style style:name="P23" style:family="paragraph" style:parent-style-name="Preformatted_20_Text" style:list-style-name="L3">
      <style:text-properties fo:font-size="10pt" officeooo:paragraph-rsid="00089965" style:font-size-asian="10pt" style:font-size-complex="10pt"/>
    </style:style>
    <style:style style:name="P24" style:family="paragraph" style:parent-style-name="Preformatted_20_Text" style:list-style-name="L4">
      <style:text-properties fo:font-size="10pt" style:font-size-asian="10pt" style:font-size-complex="10pt"/>
    </style:style>
    <style:style style:name="P25" style:family="paragraph" style:parent-style-name="Preformatted_20_Text" style:list-style-name="L4">
      <style:text-properties fo:font-size="10pt" officeooo:paragraph-rsid="00093200" style:font-size-asian="10pt" style:font-size-complex="10pt"/>
    </style:style>
    <style:style style:name="P26" style:family="paragraph" style:parent-style-name="Preformatted_20_Text" style:list-style-name="L4">
      <style:text-properties fo:font-size="10pt" officeooo:paragraph-rsid="0009a1c1" style:font-size-asian="10pt" style:font-size-complex="10pt"/>
    </style:style>
    <style:style style:name="P27" style:family="paragraph" style:parent-style-name="Preformatted_20_Text" style:list-style-name="L5">
      <style:text-properties fo:font-size="10pt" style:font-size-asian="10pt" style:font-size-complex="10pt"/>
    </style:style>
    <style:style style:name="P28" style:family="paragraph" style:parent-style-name="Preformatted_20_Text" style:list-style-name="L6">
      <style:text-properties fo:font-size="10pt" style:font-size-asian="10pt" style:font-size-complex="10pt"/>
    </style:style>
    <style:style style:name="P29" style:family="paragraph" style:parent-style-name="Preformatted_20_Text" style:list-style-name="L2">
      <style:paragraph-properties fo:margin-top="0cm" fo:margin-bottom="0.499cm" loext:contextual-spacing="false"/>
      <style:text-properties fo:font-size="10pt" style:font-size-asian="10pt" style:font-size-complex="10pt"/>
    </style:style>
    <style:style style:name="P30" style:family="paragraph" style:parent-style-name="Preformatted_20_Text" style:list-style-name="L3">
      <style:paragraph-properties fo:margin-top="0cm" fo:margin-bottom="0.499cm" loext:contextual-spacing="false"/>
      <style:text-properties fo:font-size="10pt" style:font-size-asian="10pt" style:font-size-complex="10pt"/>
    </style:style>
    <style:style style:name="P31" style:family="paragraph" style:parent-style-name="Preformatted_20_Text" style:list-style-name="L4">
      <style:paragraph-properties fo:margin-top="0cm" fo:margin-bottom="0.499cm" loext:contextual-spacing="false"/>
      <style:text-properties fo:font-size="10pt" style:font-size-asian="10pt" style:font-size-complex="10pt"/>
    </style:style>
    <style:style style:name="P32" style:family="paragraph" style:parent-style-name="Preformatted_20_Text" style:list-style-name="L5">
      <style:paragraph-properties fo:margin-top="0cm" fo:margin-bottom="0.499cm" loext:contextual-spacing="false"/>
      <style:text-properties fo:font-size="10pt" style:font-size-asian="10pt" style:font-size-complex="10pt"/>
    </style:style>
    <style:style style:name="P33" style:family="paragraph" style:parent-style-name="Preformatted_20_Text" style:list-style-name="L6">
      <style:paragraph-properties fo:margin-top="0cm" fo:margin-bottom="0.499cm" loext:contextual-spacing="false"/>
      <style:text-properties fo:font-size="10pt" style:font-size-asian="10pt" style:font-size-complex="10pt"/>
    </style:style>
    <style:style style:name="T1" style:family="text">
      <style:text-properties style:text-position="33% 8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026a8" style:font-size-asian="10pt" style:font-size-complex="10pt"/>
    </style:style>
    <style:style style:name="T4" style:family="text">
      <style:text-properties fo:font-size="10pt" officeooo:rsid="00037ae1" style:font-size-asian="10pt" style:font-size-complex="10pt"/>
    </style:style>
    <style:style style:name="T5" style:family="text">
      <style:text-properties fo:font-size="10pt" fo:font-style="normal" officeooo:rsid="000026a8" style:font-size-asian="10pt" style:font-style-asian="normal" style:font-size-complex="10pt" style:font-style-complex="normal"/>
    </style:style>
    <style:style style:name="T6" style:family="text">
      <style:text-properties officeooo:rsid="0001f2d2"/>
    </style:style>
    <style:style style:name="T7" style:family="text">
      <style:text-properties officeooo:rsid="000b57b0"/>
    </style:style>
    <style:style style:name="T8" style:family="text">
      <style:text-properties officeooo:rsid="000cc70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Konventionen</text:p>
      <text:p text:style-name="P1"/>
      <text:h text:style-name="P19" text:outline-level="2">Zeilen</text:h>
      <text:list xml:id="list3161002402354134887" text:style-name="L1">
        <text:list-item>
          <text:p text:style-name="P14">Die Zeilenlänge sollte <text:span text:style-name="T6">120</text:span> Zeichen nicht überschreiten. </text:p>
        </text:list-item>
        <text:list-item>
          <text:p text:style-name="P14">Einrückung: 4 Leerzeichen </text:p>
        </text:list-item>
        <text:list-item>
          <text:p text:style-name="P14">Notwendige Zeilenumbrüche sollten nach den folgenden Regeln erfolgen </text:p>
          <text:list>
            <text:list-item>
              <text:p text:style-name="P14">nach Kommata </text:p>
            </text:list-item>
            <text:list-item>
              <text:p text:style-name="P14">vor Operatoren </text:p>
            </text:list-item>
            <text:list-item>
              <text:p text:style-name="P14">höherrangige Umbrüche bevorzugen </text:p>
            </text:list-item>
            <text:list-item>
              <text:p text:style-name="P6">Ergibt sich aus den vorangehenden Regeln eine unübersichtliche Formatierung, so sollte eine Einrückung von 8 Leerzeichen bevorzugt werden. </text:p>
            </text:list-item>
          </text:list>
        </text:list-item>
      </text:list>
      <text:h text:style-name="P19" text:outline-level="2">Kommentare</text:h>
      <text:p text:style-name="P2"/>
      <text:p text:style-name="P1"><text:span text:style-name="T2">Einzeiliger Kommentar der Angaben zur speziellen Implementierung macht. Der Kommentar beginnt bei den Kommentarzeichen ('</text:span><text:span text:style-name="Source_20_Text"><text:span text:style-name="T2">//</text:span></text:span><text:span text:style-name="T2">') und endet mit dem jeweiligen Zeilenumbruch.<text:line-break/>Mehrere unmittelbar aufeinander folgende einzeilige Kommentare sollten vermieden werden, können jedoch zum Auskommentieren von Quelltextanteilen verwendet werden.</text:span></text:p>
      <text:p text:style-name="P2"/>
      <text:p text:style-name="P5">// Kommentar</text:p>
      <text:p text:style-name="P5"><text:s text:c="56"/></text:p>
      <text:p text:style-name="P4">int i = 0; // Kommentar</text:p>
      <text:p text:style-name="P4"/>
      <text:p text:style-name="P3">Mehrzeiliger Kommentar der Angaben zur speziellen Implementierung macht. Er kann bei entsprechender Kürze auch einzeilig sein.</text:p>
      <text:p text:style-name="P5">/* Kommentar */</text:p>
      <text:p text:style-name="P5"><text:s text:c="56"/></text:p>
      <text:p text:style-name="P5">/**</text:p>
      <text:p text:style-name="P5"><text:s/>* Kommentar</text:p>
      <text:p text:style-name="P4"><text:s/>*/</text:p>
      <text:h text:style-name="P20" text:outline-level="2">Deklaration und Initialisierung</text:h>
      <text:list xml:id="list617487214276240768" text:style-name="L2">
        <text:list-item>
          <text:p text:style-name="P7">Deklarationen von Variablen sollten nur eine pro Zeile erfolgen, um sie mit vorangesetzten Kommentaren versehen zu können. Mehrere Deklarationen pro Zeile sind bei gleichem Typ jedoch möglich.</text:p>
          <text:p text:style-name="P21">int i = 0;</text:p>
          <text:p text:style-name="P21">int j = 34;</text:p>
          <text:p text:style-name="P29">double k, l; // Möglich, aber sollte vermieden werden</text:p>
          <text:p text:style-name="P15"><text:line-break/>Methodendeklarationen, -aufrufe und Variablendeklarationen verschiedenen Typs müssen jeweils in einer eigenen Zeile erfolgen. </text:p>
        </text:list-item>
        <text:list-item>
          <text:p text:style-name="P11"><text:span text:style-name="T2">Mit Ausnahme von Zählvariablen von </text:span><text:span text:style-name="Source_20_Text"><text:span text:style-name="T2">for</text:span></text:span><text:span text:style-name="T2">-Schleifen sollten lokale Variablen immer am Anfang eines Blockes deklariert und möglichst sofort initialisiert werden. Ein Block ist ein Quelltextbereich, der in geschweifte Klammern </text:span><text:span text:style-name="Source_20_Text"><text:span text:style-name="T2">{ ... }</text:span></text:span><text:span text:style-name="T2"> eingeschlossen ist. </text:span></text:p>
        </text:list-item>
      </text:list>
      <text:h text:style-name="P20" text:outline-level="2">Klassen-, Interface- und Methodendeklaration</text:h>
      <text:list xml:id="list7728028816966116005" text:style-name="L3">
        <text:list-item>
          <text:p text:style-name="P16">Kein Leerzeichen zwischen Methodennamen und der folgenden öffnenden runden Klammer </text:p>
        </text:list-item>
        <text:list-item>
          <text:p text:style-name="P16">Die öffnende geschweifte Klammer eines Blockes sollte in <text:span text:style-name="T8">einer neuen </text:span>Zeile stehen. </text:p>
        </text:list-item>
        <text:list-item>
          <text:p text:style-name="P8"><text:soft-page-break/>Die schließende geschweifte Klammer eines Blockes sollte in einer neuen Zeile auf Einrückungsebene des zugehörigen Statements erscheinen.</text:p>
          <text:p text:style-name="P23">void print(int i)</text:p>
          <text:p text:style-name="P23">{</text:p>
          <text:p text:style-name="P22"><text:s text:c="4"/>System.out.println(i);</text:p>
          <text:p text:style-name="P30">}</text:p>
        </text:list-item>
      </text:list>
      <text:h text:style-name="P20" text:outline-level="2">Statements</text:h>
      <text:list xml:id="list3927034460556584239" text:style-name="L4">
        <text:list-item>
          <text:p text:style-name="P17">Für jedes Statement sollte eine eigene Zeile verwendet werden. </text:p>
        </text:list-item>
        <text:list-item>
          <text:p text:style-name="P9">Bei Bedingungen und Verzweigungen sollten, wie bei Methoden auch, die geschweiften öffnenden Klammern des Blockes <text:span text:style-name="T7">in einer neuen Zeile </text:span>stehen. Die schließende geschweifte Klammer eröffnet eine neue Zeile auf Einrückungsebene des Statements.</text:p>
          <text:p text:style-name="P25">for (int i = 0; i &lt; 10; i++)</text:p>
          <text:p text:style-name="P25">{</text:p>
          <text:p text:style-name="P26"><text:s text:c="4"/>if (i == 5)</text:p>
          <text:p text:style-name="P26"><text:s text:c="4"/>{</text:p>
          <text:p text:style-name="P24"><text:s text:c="8"/>System.out.println(i);</text:p>
          <text:p text:style-name="P24"><text:s text:c="4"/>}</text:p>
          <text:p text:style-name="P31">}</text:p>
        </text:list-item>
      </text:list>
      <text:h text:style-name="P20" text:outline-level="2">Leerzeichen</text:h>
      <text:list xml:id="list8926932687381351526" text:style-name="L5">
        <text:list-item>
          <text:p text:style-name="P18">...stehen zwischen Schlüsselwörtern und runden Klammern, jedoch nicht nach Methodennamen. </text:p>
        </text:list-item>
        <text:list-item>
          <text:p text:style-name="P10">...stehen nach Kommata in Argumentlisten</text:p>
          <text:p text:style-name="P32">void print(int i, double j)</text:p>
        </text:list-item>
        <text:list-item>
          <text:p text:style-name="P10">...stehen zwischen binären Operatoren und ihren Operanden</text:p>
          <text:p text:style-name="P32">int i = 5;</text:p>
        </text:list-item>
        <text:list-item>
          <text:p text:style-name="P10">...stehen nicht zwischen unären Increment- und Decrement-Operatoren und deren Operanden</text:p>
          <text:p text:style-name="P32">a++, --i</text:p>
        </text:list-item>
        <text:list-item>
          <text:p text:style-name="P12"><text:span text:style-name="T2">...stehen zwischen den Ausdrücken eines </text:span><text:span text:style-name="Source_20_Text"><text:span text:style-name="T2">for</text:span></text:span><text:span text:style-name="T2">-Statements</text:span></text:p>
          <text:p text:style-name="P32">for (int i = 0; i &lt; 5; i++)</text:p>
        </text:list-item>
        <text:list-item>
          <text:p text:style-name="P10">...stehen nach expliziten Casts</text:p>
          <text:p text:style-name="P27">float f = 3.14f;</text:p>
          <text:p text:style-name="P32">double d = (double) f;</text:p>
        </text:list-item>
      </text:list>
      <text:h text:style-name="P20" text:outline-level="2">Namenskonventionen</text:h>
      <text:p text:style-name="Text_20_body"><text:span text:style-name="T2">Alle Bezeichner sollten grundsätzlich </text:span><text:span text:style-name="Emphasis"><text:span text:style-name="T5">auf Englisch</text:span></text:span><text:span text:style-name="T2"> sein, und möglichst intuitiv den Zweck angeben, für den sie stehen. Lediglich nur kurzfristig benötigte Werte, wie bspw. Zählvariablen, können durch Kurzbezeichner repräsentiert werden.<text:line-break/>Alle Bezeichner müssen aus alphanumerischen Zeichen des ASCII-Zeichensatzs bestehen, dürfen Unters</text:span><text:span text:style-name="T3">t</text:span><text:span text:style-name="T2">riche enthalten, jedoch nicht mit einer Ziffer beginnen. </text:span></text:p>
      <text:list xml:id="list83238082927459892" text:style-name="L6">
        <text:list-item>
          <text:p text:style-name="P13"><text:span text:style-name="T2">Klassen- und Interface-Bezeichner sollen mit großem Anfangsbuchstaben in CamelCase</text:span><text:a xlink:type="simple" xlink:href="https://javabeginners.de/Grundlagen/Code-Konventionen.php#f1" text:style-name="Internet_20_link" text:visited-style-name="Visited_20_Internet_20_Link"><text:span text:style-name="T1">1</text:span></text:a><text:span text:style-name="T2">-Schreibweise geschrieben werden.</text:span></text:p>
          <text:p text:style-name="P33">class TestConverterGUI</text:p>
        </text:list-item>
        <text:list-item>
          <text:p text:style-name="P13"><text:soft-page-break/><text:span text:style-name="T2">Variablen- und Methoden-Bezeichner sollen mit Ausnahme von Klassenkonstanten mit kleinem Anfangsbuchstaben in CamelCase</text:span><text:a xlink:type="simple" xlink:href="https://javabeginners.de/Grundlagen/Code-Konventionen.php#f1" text:style-name="Internet_20_link" text:visited-style-name="Visited_20_Internet_20_Link"><text:span text:style-name="T1">1</text:span></text:a><text:span text:style-name="T2">-Schreibweise geschrieben werden</text:span></text:p>
          <text:p text:style-name="P28">String studentName;</text:p>
          <text:p text:style-name="P33">void printStudentName()</text:p>
        </text:list-item>
        <text:list-item>
          <text:p text:style-name="P13"><text:span text:style-name="T2">Klassenkonstanten (</text:span><text:span text:style-name="Source_20_Text"><text:span text:style-name="T2">static final</text:span></text:span><text:span text:style-name="T2"> deklarierte Variablen) werden durchgehend mit Großbuchstaben geschrieben. Werden mehrere Worte verwendet, so werden diese durch Unterstriche getrennt. </text:span><text:span text:style-name="T4">Magic Numbers werden vermieden.</text:span></text:p>
          <text:p text:style-name="P33">static final int BORDER_WIDTH = 5;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7:33:45.842000000</meta:creation-date>
    <dc:date>2016-10-24T11:42:07.072092317</dc:date>
    <meta:editing-duration>PT18M30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3" meta:paragraph-count="67" meta:word-count="551" meta:character-count="4005" meta:non-whitespace-character-count="3415"/>
  </office:meta>
</office:document-meta>
</file>